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5.667cm" style:rel-column-width="21844*"/>
    </style:style>
    <style:style style:name="Table1.A1" style:family="table-cell">
      <style:table-cell-properties fo:padding="0cm" fo:border="none" style:writing-mode="page"/>
    </style:style>
    <style:style style:name="Table1.19" style:family="table-row">
      <style:table-row-properties style:min-row-height="0.386cm"/>
    </style:style>
    <style:style style:name="Table1.A81" style:family="table-cell">
      <style:table-cell-properties fo:background-color="#3465a4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1229ff" officeooo:paragraph-rsid="001229ff"/>
    </style:style>
    <style:style style:name="P2" style:family="paragraph" style:parent-style-name="Table_20_Contents">
      <style:paragraph-properties fo:text-align="center" style:justify-single-word="false"/>
      <style:text-properties officeooo:rsid="0012462f" officeooo:paragraph-rsid="0012462f"/>
    </style:style>
    <style:style style:name="P3" style:family="paragraph" style:parent-style-name="Table_20_Contents">
      <style:text-properties officeooo:rsid="00130057" officeooo:paragraph-rsid="00130057"/>
    </style:style>
    <style:style style:name="P4" style:family="paragraph" style:parent-style-name="Table_20_Contents">
      <style:text-properties officeooo:rsid="00135794" officeooo:paragraph-rsid="00135794"/>
    </style:style>
    <style:style style:name="P5" style:family="paragraph" style:parent-style-name="Table_20_Contents">
      <style:text-properties officeooo:rsid="00150996" officeooo:paragraph-rsid="00150996"/>
    </style:style>
    <style:style style:name="P6" style:family="paragraph" style:parent-style-name="Table_20_Contents">
      <style:text-properties officeooo:rsid="001642a8" officeooo:paragraph-rsid="001642a8"/>
    </style:style>
    <style:style style:name="P7" style:family="paragraph" style:parent-style-name="Table_20_Contents">
      <style:text-properties officeooo:rsid="0018317a" officeooo:paragraph-rsid="001831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">Linux</text:p>
          </table:table-cell>
          <table:table-cell table:style-name="Table1.A1" office:value-type="string">
            <text:p text:style-name="P1">Kernel of Linux</text:p>
          </table:table-cell>
          <table:table-cell table:style-name="Table1.A1" office:value-type="string">
            <text:p text:style-name="Table_20_Contents">https://roadmap.sh/linux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https://docs.kernel.org/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https://www.kernel.org/doc/html/v4.10/index.html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https://linux-kernel-labs.github.io/refs/heads/master/lectures/intro.html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CC</text:p>
          </table:table-cell>
          <table:table-cell table:style-name="Table1.A1" office:value-type="string">
            <text:p text:style-name="P1">Gnu Compiler Collection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DB</text:p>
          </table:table-cell>
          <table:table-cell table:style-name="Table1.A1" office:value-type="string">
            <text:p text:style-name="P1">GNU Debugger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Web Server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Ngnx</text:p>
          </table:table-cell>
          <table:table-cell table:style-name="Table1.A1" office:value-type="string">
            <text:p text:style-name="Table_20_Contents">https://nginx.org/en/docs/</text:p>
          </table:table-cell>
        </table:table-row>
        <table:table-row table:style-name="Table1.19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Apache</text:p>
          </table:table-cell>
          <table:table-cell table:style-name="Table1.A1" office:value-type="string">
            <text:p text:style-name="Table_20_Contents">https://httpd.apache.org/docs/2.4/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/>
            <text:p text:style-name="P6">IIS Web Server</text:p>
            <text:p text:style-name="Table_20_Contents"/>
          </table:table-cell>
          <table:table-cell table:style-name="Table1.A1" office:value-type="string">
            <text:p text:style-name="Table_20_Contents">https://learn.microsoft.com/en-us/iis/get-started/introduction-to-iis/iis-web-server-overview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techtarget.com/searchwindowsserver/definition/IIS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Version Control System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Gi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SCM</text:p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Front En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CSS</text:p>
          </table:table-cell>
          <table:table-cell table:style-name="Table1.A1" office:value-type="string">
            <text:p text:style-name="P1">Achitecture BEM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SCS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HTML 5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Bootstrap 5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Tailwind CS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Type Scrip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ES5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Javascrip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NGULAR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Vu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Reac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Svelt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Solid J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Qwik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Static On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stro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Next.js</text:p>
            <text:p text:style-name="P1">Hugo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Jkyell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React Nativ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Flutt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onic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1" table:number-columns-spanned="3" office:value-type="string">
            <text:p text:style-name="P2">Android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https://roadmap.sh/androi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https://developer.android.com/develop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https://medium.com/@anirudh24seven/how-to-read-the-official-android-documentation-f362c527d76f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BAcken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https://roadmap.sh/backen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2:29:17.207693135</meta:creation-date>
    <dc:date>2024-06-18T12:47:10.980204224</dc:date>
    <meta:editing-duration>PT17M50S</meta:editing-duration>
    <meta:editing-cycles>8</meta:editing-cycles>
    <meta:generator>LibreOffice/24.2.3.2$Linux_X86_64 LibreOffice_project/420$Build-2</meta:generator>
    <meta:document-statistic meta:table-count="1" meta:image-count="0" meta:object-count="0" meta:page-count="3" meta:paragraph-count="51" meta:word-count="70" meta:character-count="881" meta:non-whitespace-character-count="860"/>
  </office:meta>
</office:document-meta>
</file>